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170" officeooo:paragraph-rsid="000a5201"/>
    </style:style>
    <style:style style:name="P2" style:family="paragraph" style:parent-style-name="Standard">
      <style:text-properties officeooo:paragraph-rsid="000a5201"/>
    </style:style>
    <style:style style:name="T1" style:family="text">
      <style:text-properties officeooo:rsid="001f2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<text:span text:style-name="T1">Como eu fiz – Criei um vetor auxiliar para salvar os dados, depois testo se a nova capacidade é maior ou menor que _size e _capacidade. A partir dai é feita as modificações na memória e na capacidade.</text:span></text:p>
      <text:p text:style-name="P2">*<text:span text:style-name="T1">Com quem fez – Com os colegas de EC.</text:span></text:p>
      <text:p text:style-name="P2">*<text:span text:style-name="T1">Oque eu aprendi – Algumas funções do vector.</text:span></text:p>
      <text:p text:style-name="P2">*<text:span text:style-name="T1">Quais as dificuldades – Dificuldade na Linguagem C++ em geral, nesse programa mais especifico, a alocação dos dados.</text:span></text:p>
      <text:p text:style-name="P2">*<text:span text:style-name="T1">Tempo gasto – Um pouco a cada dia.</text:span></text:p>
      <text:p text:style-name="P2"/>
      <text:p text:style-name="P2"/>
      <text:p text:style-name="P1">George Cronemberger EC 3º semes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22:56.575805935</meta:creation-date>
    <dc:date>2018-04-04T10:26:38.884700161</dc:date>
    <meta:editing-duration>PT3M42S</meta:editing-duration>
    <meta:editing-cycles>1</meta:editing-cycles>
    <meta:document-statistic meta:table-count="0" meta:image-count="0" meta:object-count="0" meta:page-count="1" meta:paragraph-count="6" meta:word-count="81" meta:character-count="469" meta:non-whitespace-character-count="389"/>
    <meta:generator>LibreOffice/5.1.6.2$Linux_X86_64 LibreOffice_project/10m0$Build-2</meta:generator>
  </office:meta>
</office:document-meta>
</file>